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ázev hry: Prehistorik (pracovní název)</text:p>
      <text:p text:style-name="Standard"/>
      <text:p text:style-name="Standard">Žánr: pravěká strategie s prvky sims, boj o přežití, starání se o osadu</text:p>
      <text:p text:style-name="Standard"/>
      <text:p text:style-name="Standard">Technologie: Mogre + C#,</text:p>
      <text:p text:style-name="Standard">na zvuk asi fmod, </text:p>
      <text:p text:style-name="Standard">fyzika ne (kvůli jednoduchosti)</text:p>
      <text:p text:style-name="Standard">hydrax na vodu</text:p>
      <text:p text:style-name="Standard">met na teré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3M22S</meta:editing-duration>
    <meta:editing-cycles>4</meta:editing-cycles>
    <meta:generator>OpenOffice.org/3.1$Win32 OpenOffice.org_project/310m19$Build-9420</meta:generator>
    <dc:date>2011-05-07T13:57:44.63</dc:date>
    <dc:creator>Luboš Běhounek</dc:creator>
    <meta:document-statistic meta:table-count="0" meta:image-count="0" meta:object-count="0" meta:page-count="1" meta:paragraph-count="7" meta:word-count="36" meta:character-count="209"/>
    <meta:user-defined meta:name="Info 1"/>
    <meta:user-defined meta:name="Info 2"/>
    <meta:user-defined meta:name="Info 3"/>
    <meta:user-defined meta:name="Info 4"/>
  </office:meta>
</office:document-meta>
</file>